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4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abale usada para calcular Id no ponto de saturação das figuras 1</text:p>
          </table:table-cell>
          <table:table-cell/>
          <table:table-cell table:style-name="ce5"/>
          <table:table-cell table:number-columns-repeated="4"/>
          <table:table-cell table:style-name="ce2"/>
          <table:table-cell table:style-name="ce6"/>
          <table:table-cell table:number-columns-repeated="5"/>
        </table:table-row>
        <table:table-row table:style-name="ro1">
          <table:table-cell table:style-name="ce2" office:value-type="string" calcext:value-type="string">
            <text:p>Vgs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D saturação</text:p>
          </table:table-cell>
          <table:table-cell office:value-type="string" calcext:value-type="string">
            <text:p>W/L</text:p>
          </table:table-cell>
          <table:table-cell table:style-name="ce2" office:value-type="string" calcext:value-type="string">
            <text:p>(Vgs-Vth)</text:p>
          </table:table-cell>
          <table:table-cell table:style-name="ce6" office:value-type="string" calcext:value-type="string">
            <text:p>(Vgs-Vth)^2</text:p>
          </table:table-cell>
          <table:table-cell table:number-columns-repeated="5"/>
        </table:table-row>
        <table:table-row table:style-name="ro1" table:number-rows-repeated="2"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2"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5]*[.G5]*[.I5]" office:value-type="float" office:value="0.00001472" calcext:value-type="float">
            <text:p>1,472E-05</text:p>
          </table:table-cell>
          <table:table-cell table:formula="of:=[.D5]/[.E5]" office:value-type="float" office:value="6.13333333333333" calcext:value-type="float">
            <text:p>6,13333333333333</text:p>
          </table:table-cell>
          <table:table-cell table:style-name="ce2" table:formula="of:=([.A5]-[.B5])" office:value-type="float" office:value="0.2" calcext:value-type="float">
            <text:p>0,2</text:p>
          </table:table-cell>
          <table:table-cell table:formula="of:=[.H5]^2" office:value-type="float" office:value="0.04" calcext:value-type="float">
            <text:p>0,04</text:p>
          </table:table-cell>
          <table:table-cell table:number-columns-repeated="5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6]*[.G6]*[.I6]" office:value-type="float" office:value="0.00018032" calcext:value-type="float">
            <text:p>0,00018032</text:p>
          </table:table-cell>
          <table:table-cell table:formula="of:=[.D6]/[.E6]" office:value-type="float" office:value="6.13333333333333" calcext:value-type="float">
            <text:p>6,13333333333333</text:p>
          </table:table-cell>
          <table:table-cell table:style-name="ce2" table:formula="of:=([.A6]-[.B6])" office:value-type="float" office:value="0.7" calcext:value-type="float">
            <text:p>0,7</text:p>
          </table:table-cell>
          <table:table-cell table:formula="of:=[.H6]^2" office:value-type="float" office:value="0.49" calcext:value-type="float">
            <text:p>0,49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7]*[.G7]*[.I7]" office:value-type="float" office:value="0.00052992" calcext:value-type="float">
            <text:p>0,00052992</text:p>
          </table:table-cell>
          <table:table-cell table:formula="of:=[.D7]/[.E7]" office:value-type="float" office:value="6.13333333333333" calcext:value-type="float">
            <text:p>6,13333333333333</text:p>
          </table:table-cell>
          <table:table-cell table:style-name="ce2" table:formula="of:=([.A7]-[.B7])" office:value-type="float" office:value="1.2" calcext:value-type="float">
            <text:p>1,2</text:p>
          </table:table-cell>
          <table:table-cell table:formula="of:=[.H7]^2"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8]*[.G8]*[.I8]" office:value-type="float" office:value="0.00106352" calcext:value-type="float">
            <text:p>0,00106352</text:p>
          </table:table-cell>
          <table:table-cell table:formula="of:=[.D8]/[.E8]" office:value-type="float" office:value="6.13333333333333" calcext:value-type="float">
            <text:p>6,13333333333333</text:p>
          </table:table-cell>
          <table:table-cell table:style-name="ce2" table:formula="of:=([.A8]-[.B8])" office:value-type="float" office:value="1.7" calcext:value-type="float">
            <text:p>1,7</text:p>
          </table:table-cell>
          <table:table-cell table:formula="of:=[.H8]^2" office:value-type="float" office:value="2.89" calcext:value-type="float">
            <text:p>2,89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9]*[.G9]*[.I9]" office:value-type="float" office:value="0.00178112" calcext:value-type="float">
            <text:p>0,00178112</text:p>
          </table:table-cell>
          <table:table-cell table:formula="of:=[.D9]/[.E9]" office:value-type="float" office:value="6.13333333333333" calcext:value-type="float">
            <text:p>6,13333333333333</text:p>
          </table:table-cell>
          <table:table-cell table:style-name="ce2" table:formula="of:=([.A9]-[.B9])" office:value-type="float" office:value="2.2" calcext:value-type="float">
            <text:p>2,2</text:p>
          </table:table-cell>
          <table:table-cell table:formula="of:=[.H9]^2" office:value-type="float" office:value="4.84" calcext:value-type="float">
            <text:p>4,84</text:p>
          </table:table-cell>
          <table:table-cell table:number-columns-repeated="5"/>
        </table:table-row>
        <table:table-row table:style-name="ro1">
          <table:table-cell table:style-name="ce2" office:value-type="float" office:value="3.5" calcext:value-type="float">
            <text:p>3,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10]*[.G10]*[.I10]" office:value-type="float" office:value="0.00268272" calcext:value-type="float">
            <text:p>0,00268272</text:p>
          </table:table-cell>
          <table:table-cell table:formula="of:=[.D10]/[.E10]" office:value-type="float" office:value="6.13333333333333" calcext:value-type="float">
            <text:p>6,13333333333333</text:p>
          </table:table-cell>
          <table:table-cell table:style-name="ce2" table:formula="of:=([.A10]-[.B10])" office:value-type="float" office:value="2.7" calcext:value-type="float">
            <text:p>2,7</text:p>
          </table:table-cell>
          <table:table-cell table:formula="of:=[.H10]^2" office:value-type="float" office:value="7.29" calcext:value-type="float">
            <text:p>7,29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11]*[.G11]*[.I11]" office:value-type="float" office:value="0.00376832" calcext:value-type="float">
            <text:p>0,00376832</text:p>
          </table:table-cell>
          <table:table-cell table:formula="of:=[.D11]/[.E11]" office:value-type="float" office:value="6.13333333333333" calcext:value-type="float">
            <text:p>6,13333333333333</text:p>
          </table:table-cell>
          <table:table-cell table:style-name="ce2" table:formula="of:=([.A11]-[.B11])" office:value-type="float" office:value="3.2" calcext:value-type="float">
            <text:p>3,2</text:p>
          </table:table-cell>
          <table:table-cell table:formula="of:=[.H11]^2" office:value-type="float" office:value="10.24" calcext:value-type="float">
            <text:p>10,24</text:p>
          </table:table-cell>
          <table:table-cell table:number-columns-repeated="5"/>
        </table:table-row>
        <table:table-row table:style-name="ro1">
          <table:table-cell table:style-name="ce2" office:value-type="float" office:value="4.5" calcext:value-type="float">
            <text:p>4,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12]*[.G12]*[.I12]" office:value-type="float" office:value="0.00503792" calcext:value-type="float">
            <text:p>0,00503792</text:p>
          </table:table-cell>
          <table:table-cell table:formula="of:=[.D12]/[.E12]" office:value-type="float" office:value="6.13333333333333" calcext:value-type="float">
            <text:p>6,13333333333333</text:p>
          </table:table-cell>
          <table:table-cell table:style-name="ce2" table:formula="of:=([.A12]-[.B12])" office:value-type="float" office:value="3.7" calcext:value-type="float">
            <text:p>3,7</text:p>
          </table:table-cell>
          <table:table-cell table:formula="of:=[.H12]^2" office:value-type="float" office:value="13.69" calcext:value-type="float">
            <text:p>13,69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0.8" office:value-type="float" office:value="0.8" calcext:value-type="float">
            <text:p>0,8</text:p>
          </table:table-cell>
          <table:table-cell table:formula="of:=120*10^-6" office:value-type="float" office:value="0.00012" calcext:value-type="float">
            <text:p>0,00012</text:p>
          </table:table-cell>
          <table:table-cell table:formula="of:=9.2*10^-6" office:value-type="float" office:value="0.0000092" calcext:value-type="float">
            <text:p>9,2E-06</text:p>
          </table:table-cell>
          <table:table-cell table:formula="of:=1.5*10^-6" office:value-type="float" office:value="0.0000015" calcext:value-type="float">
            <text:p>1,5E-06</text:p>
          </table:table-cell>
          <table:table-cell table:formula="of:=0.5*[.C13]*[.G13]*[.I13]" office:value-type="float" office:value="0.00649152" calcext:value-type="float">
            <text:p>0,00649152</text:p>
          </table:table-cell>
          <table:table-cell table:formula="of:=[.D13]/[.E13]" office:value-type="float" office:value="6.13333333333333" calcext:value-type="float">
            <text:p>6,13333333333333</text:p>
          </table:table-cell>
          <table:table-cell table:style-name="ce2" table:formula="of:=([.A13]-[.B13])" office:value-type="float" office:value="4.2" calcext:value-type="float">
            <text:p>4,2</text:p>
          </table:table-cell>
          <table:table-cell table:formula="of:=[.H13]^2" office:value-type="float" office:value="17.64" calcext:value-type="float">
            <text:p>17,64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3"/>
          <table:table-cell office:value-type="string" calcext:value-type="string">
            <text:p>ID = (1/2)*Kp*W/L(vgs-vth)²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Resistência incremental</text:p>
          </table:table-cell>
          <table:table-cell table:style-name="Default" table:number-columns-repeated="5"/>
          <table:table-cell/>
          <table:table-cell table:style-name="ce3" office:value-type="string" calcext:value-type="string">
            <text:p>Calculo da parte 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Vgs</text:p>
          </table:table-cell>
          <table:table-cell table:style-name="ce4" office:value-type="string" calcext:value-type="string">
            <text:p>Id</text:p>
          </table:table-cell>
          <table:table-cell table:style-name="ce4"/>
          <table:table-cell table:style-name="ce4" office:value-type="string" calcext:value-type="string">
            <text:p>dV</text:p>
          </table:table-cell>
          <table:table-cell table:style-name="ce4" office:value-type="string" calcext:value-type="string">
            <text:p>delta Id</text:p>
          </table:table-cell>
          <table:table-cell table:style-name="ce4" office:value-type="string" calcext:value-type="string">
            <text:p>Resistencia incremental</text:p>
          </table:table-cell>
          <table:table-cell/>
          <table:table-cell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ds</text:p>
          </table:table-cell>
          <table:table-cell table:style-name="ce2" office:value-type="string" calcext:value-type="string">
            <text:p>Vgs</text:p>
          </table:table-cell>
          <table:table-cell table:style-name="ce2" office:value-type="string" calcext:value-type="string">
            <text:p>Id Calculado</text:p>
          </table:table-cell>
          <table:table-cell table:style-name="ce2" office:value-type="string" calcext:value-type="string">
            <text:p>Id Simulado</text:p>
          </table:table-cell>
        </table:table-row>
        <table:table-row table:style-name="ro1">
          <table:table-cell/>
          <table:table-cell table:style-name="ce4" table:formula="of:=1" office:value-type="float" office:value="1" calcext:value-type="float">
            <text:p>1</text:p>
          </table:table-cell>
          <table:table-cell table:style-name="ce4" table:formula="of:=15.933057*10^-6" office:value-type="float" office:value="0.000015933057" calcext:value-type="float">
            <text:p>1,5933057E-05</text:p>
          </table:table-cell>
          <table:table-cell table:style-name="ce4" table:formula="of:=16.025731*10^-6" office:value-type="float" office:value="0.000016025731" calcext:value-type="float">
            <text:p>1,6025731E-05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0]-[.C20]" office:value-type="float" office:value="0.0000000926739999999988" calcext:value-type="float">
            <text:p>9,26739999999988E-08</text:p>
          </table:table-cell>
          <table:table-cell table:style-name="ce4" table:formula="of:=[.E20]/[.F20]" office:value-type="float" office:value="5395256.49049363" calcext:value-type="float">
            <text:p>5395256,49049363</text:p>
          </table:table-cell>
          <table:table-cell/>
          <table:table-cell table:formula="of:=9.2*10^-6" office:value-type="float" office:value="0.0000092" calcext:value-type="float">
            <text:p>9,2E-06</text:p>
          </table:table-cell>
          <table:table-cell table:style-name="ce2" table:formula="of:=1.5*10^-6" office:value-type="float" office:value="0.0000015" calcext:value-type="float">
            <text:p>1,5E-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5*(120*10^-6)*([.I20]/[.J20])*([.K20]-[.L20])^2" office:value-type="float" office:value="0.000368" calcext:value-type="float">
            <text:p>0,000368</text:p>
          </table:table-cell>
          <table:table-cell table:style-name="ce2" office:value-type="string" calcext:value-type="string">
            <text:p>348.25973µA</text:p>
          </table:table-cell>
        </table:table-row>
        <table:table-row table:style-name="ro1">
          <table:table-cell/>
          <table:table-cell table:style-name="ce4" office:value-type="float" office:value="1.5" calcext:value-type="float">
            <text:p>1,5</text:p>
          </table:table-cell>
          <table:table-cell table:style-name="ce4" table:formula="of:=148.01091*10^-6" office:value-type="float" office:value="0.00014801091" calcext:value-type="float">
            <text:p>0,00014801091</text:p>
          </table:table-cell>
          <table:table-cell table:style-name="ce4" table:formula="of:=148.94456*10^-6" office:value-type="float" office:value="0.00014894456" calcext:value-type="float">
            <text:p>0,00014894456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1]-[.C21]" office:value-type="float" office:value="0.000000933650000000004" calcext:value-type="float">
            <text:p>9,33650000000004E-07</text:p>
          </table:table-cell>
          <table:table-cell table:style-name="ce4" table:formula="of:=[.E21]/[.F21]" office:value-type="float" office:value="535532.587157926" calcext:value-type="float">
            <text:p>535532,587157926</text:p>
          </table:table-cell>
          <table:table-cell/>
          <table:table-cell table:formula="of:=9.2*10^-6+(9.2*10^-6*0.1)" office:value-type="float" office:value="0.00001012" calcext:value-type="float">
            <text:p>1,012E-05</text:p>
          </table:table-cell>
          <table:table-cell table:style-name="ce2" table:formula="of:=1.5*10^-6" office:value-type="float" office:value="0.0000015" calcext:value-type="float">
            <text:p>1,5E-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5*(120*10^-6)*([.I21]/[.J21])*([.K21]-[.L21])^2" office:value-type="float" office:value="0.0004048" calcext:value-type="float">
            <text:p>0,0004048</text:p>
          </table:table-cell>
          <table:table-cell table:style-name="ce2" office:value-type="string" calcext:value-type="string">
            <text:p>384.73386µA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363.180811^-6" office:value-type="float" office:value="4.35775324958437E-016" calcext:value-type="float">
            <text:p>4,35775324958437E-16</text:p>
          </table:table-cell>
          <table:table-cell table:style-name="ce4" table:formula="of:=365.6148*10^-6" office:value-type="float" office:value="0.0003656148" calcext:value-type="float">
            <text:p>0,0003656148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2]-[.C22]" office:value-type="float" office:value="0.000365614799999564" calcext:value-type="float">
            <text:p>0,0003656148</text:p>
          </table:table-cell>
          <table:table-cell table:style-name="ce4" table:formula="of:=[.E22]/[.F22]" office:value-type="float" office:value="1367.55951892701" calcext:value-type="float">
            <text:p>1367,55951892701</text:p>
          </table:table-cell>
          <table:table-cell/>
          <table:table-cell table:formula="of:=9.2*10^-6-(9.2*10^-6*0.1)" office:value-type="float" office:value="0.00000828" calcext:value-type="float">
            <text:p>8,28E-06</text:p>
          </table:table-cell>
          <table:table-cell table:style-name="ce2" table:formula="of:=1.5*10^-6" office:value-type="float" office:value="0.0000015" calcext:value-type="float">
            <text:p>1,5E-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5*(120*10^-6)*([.I22]/[.J22])*([.K22]-[.L22])^2" office:value-type="float" office:value="0.0003312" calcext:value-type="float">
            <text:p>0,0003312</text:p>
          </table:table-cell>
          <table:table-cell table:style-name="ce2" office:value-type="string" calcext:value-type="string">
            <text:p>311.81927µA</text:p>
          </table:table-cell>
        </table:table-row>
        <table:table-row table:style-name="ro1">
          <table:table-cell/>
          <table:table-cell table:style-name="ce4" office:value-type="float" office:value="2.5" calcext:value-type="float">
            <text:p>2,5</text:p>
          </table:table-cell>
          <table:table-cell table:style-name="ce4" table:formula="of:=627.99945*10^-6" office:value-type="float" office:value="0.00062799945" calcext:value-type="float">
            <text:p>0,00062799945</text:p>
          </table:table-cell>
          <table:table-cell table:style-name="ce4" table:formula="of:=632.36861*10^-6" office:value-type="float" office:value="0.00063236861" calcext:value-type="float">
            <text:p>0,00063236861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3]-[.C23]" office:value-type="float" office:value="0.00000436915999999996" calcext:value-type="float">
            <text:p>4,36915999999996E-06</text:p>
          </table:table-cell>
          <table:table-cell table:style-name="ce4" table:formula="of:=[.E23]/[.F23]" office:value-type="float" office:value="114438.473299217" calcext:value-type="float">
            <text:p>114438,473299217</text:p>
          </table:table-cell>
          <table:table-cell/>
          <table:table-cell table:formula="of:=9.2*10^-6" office:value-type="float" office:value="0.0000092" calcext:value-type="float">
            <text:p>9,2E-06</text:p>
          </table:table-cell>
          <table:table-cell table:style-name="ce2" table:formula="of:=1.5*10^-6+(1.5*10^-6*0.1)" office:value-type="float" office:value="0.00000165" calcext:value-type="float">
            <text:p>1,65E-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5*(120*10^-6)*([.I23]/[.J23])*([.K23]-[.L23])^2" office:value-type="float" office:value="0.000334545454545454" calcext:value-type="float">
            <text:p>0,000334545454545</text:p>
          </table:table-cell>
          <table:table-cell table:style-name="ce2" office:value-type="string" calcext:value-type="string">
            <text:p>327.72891µA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924.31392*10^-6" office:value-type="float" office:value="0.00092431392" calcext:value-type="float">
            <text:p>0,00092431392</text:p>
          </table:table-cell>
          <table:table-cell table:style-name="ce4" table:formula="of:=930.75883*10^-6" office:value-type="float" office:value="0.00093075883" calcext:value-type="float">
            <text:p>0,00093075883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4]-[.C24]" office:value-type="float" office:value="0.00000644491000000003" calcext:value-type="float">
            <text:p>6,44491000000003E-06</text:p>
          </table:table-cell>
          <table:table-cell table:style-name="ce4" table:formula="of:=[.E24]/[.F24]" office:value-type="float" office:value="77580.6023668286" calcext:value-type="float">
            <text:p>77580,6023668286</text:p>
          </table:table-cell>
          <table:table-cell/>
          <table:table-cell table:formula="of:=9.2*10^-6" office:value-type="float" office:value="0.0000092" calcext:value-type="float">
            <text:p>9,2E-06</text:p>
          </table:table-cell>
          <table:table-cell table:style-name="ce2" table:formula="of:=1.5*10^-6-(1.5*10^-6*0.1)" office:value-type="float" office:value="0.00000135" calcext:value-type="float">
            <text:p>1,35E-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5*(120*10^-6)*([.I24]/[.J24])*([.K24]-[.L24])^2" office:value-type="float" office:value="0.000408888888888889" calcext:value-type="float">
            <text:p>0,000408888888889</text:p>
          </table:table-cell>
          <table:table-cell table:style-name="ce2" office:value-type="string" calcext:value-type="string">
            <text:p>384.6806µA</text:p>
          </table:table-cell>
        </table:table-row>
        <table:table-row table:style-name="ro1">
          <table:table-cell/>
          <table:table-cell table:style-name="ce4" office:value-type="float" office:value="3.5" calcext:value-type="float">
            <text:p>3,5</text:p>
          </table:table-cell>
          <table:table-cell table:style-name="ce4" table:formula="of:=1.2408277*10^-3" office:value-type="float" office:value="0.0012408277" calcext:value-type="float">
            <text:p>0,0012408277</text:p>
          </table:table-cell>
          <table:table-cell table:style-name="ce4" table:formula="of:=1.2498412*10^-3" office:value-type="float" office:value="0.0012498412" calcext:value-type="float">
            <text:p>0,0012498412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5]-[.C25]" office:value-type="float" office:value="0.00000901349999999994" calcext:value-type="float">
            <text:p>9,01349999999994E-06</text:p>
          </table:table-cell>
          <table:table-cell table:style-name="ce4" table:formula="of:=[.E25]/[.F25]" office:value-type="float" office:value="55472.3470350034" calcext:value-type="float">
            <text:p>55472,3470350034</text:p>
          </table:table-cell>
          <table:table-cell/>
          <table:table-cell table:formula="of:=9.2*10^-6" office:value-type="float" office:value="0.0000092" calcext:value-type="float">
            <text:p>9,2E-06</text:p>
          </table:table-cell>
          <table:table-cell table:style-name="ce2" table:formula="of:=1.5*10^-6" office:value-type="float" office:value="0.0000015" calcext:value-type="float">
            <text:p>1,5E-06</text:p>
          </table:table-cell>
          <table:table-cell table:style-name="ce2" table:formula="of:=2+0.1*2" office:value-type="float" office:value="2.2" calcext:value-type="float">
            <text:p>2,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5*(120*10^-6)*([.I25]/[.J25])*([.K25]-[.L25])^2" office:value-type="float" office:value="0.00052992" calcext:value-type="float">
            <text:p>0,00052992</text:p>
          </table:table-cell>
          <table:table-cell table:style-name="ce2" office:value-type="string" calcext:value-type="string">
            <text:p>349.74161µA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1.5713736*10^-3" office:value-type="float" office:value="0.0015713736" calcext:value-type="float">
            <text:p>0,0015713736</text:p>
          </table:table-cell>
          <table:table-cell table:style-name="ce4" table:formula="of:=1.582821*10^-3" office:value-type="float" office:value="0.001582821" calcext:value-type="float">
            <text:p>0,001582821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6]-[.C26]" office:value-type="float" office:value="0.0000114474000000003" calcext:value-type="float">
            <text:p>1,14474000000003E-05</text:p>
          </table:table-cell>
          <table:table-cell table:style-name="ce4" table:formula="of:=[.E26]/[.F26]" office:value-type="float" office:value="43678.0404283931" calcext:value-type="float">
            <text:p>43678,0404283931</text:p>
          </table:table-cell>
          <table:table-cell/>
          <table:table-cell table:formula="of:=9.2*10^-6" office:value-type="float" office:value="0.0000092" calcext:value-type="float">
            <text:p>9,2E-06</text:p>
          </table:table-cell>
          <table:table-cell table:style-name="ce2" table:formula="of:=1.5*10^-6" office:value-type="float" office:value="0.0000015" calcext:value-type="float">
            <text:p>1,5E-06</text:p>
          </table:table-cell>
          <table:table-cell table:style-name="ce2" table:formula="of:=2-2*0.1" office:value-type="float" office:value="1.8" calcext:value-type="float">
            <text:p>1,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.5*(120*10^-6)*([.I26]/[.J26])*([.K26]-[.L26])^2" office:value-type="float" office:value="0.00023552" calcext:value-type="float">
            <text:p>0,00023552</text:p>
          </table:table-cell>
          <table:table-cell table:style-name="ce2" office:value-type="string" calcext:value-type="string">
            <text:p>347.12711µA</text:p>
          </table:table-cell>
        </table:table-row>
        <table:table-row table:style-name="ro1">
          <table:table-cell/>
          <table:table-cell table:style-name="ce4" office:value-type="float" office:value="4.5" calcext:value-type="float">
            <text:p>4,5</text:p>
          </table:table-cell>
          <table:table-cell table:style-name="ce4" table:formula="of:=1.9111097*10^-3" office:value-type="float" office:value="0.0019111097" calcext:value-type="float">
            <text:p>0,0019111097</text:p>
          </table:table-cell>
          <table:table-cell table:style-name="ce4" table:formula="of:=1.925327*10^-3" office:value-type="float" office:value="0.001925327" calcext:value-type="float">
            <text:p>0,001925327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7]-[.C27]" office:value-type="float" office:value="0.0000142173000000001" calcext:value-type="float">
            <text:p>1,42173000000001E-05</text:p>
          </table:table-cell>
          <table:table-cell table:style-name="ce4" table:formula="of:=[.E27]/[.F27]" office:value-type="float" office:value="35168.4215709029" calcext:value-type="float">
            <text:p>35168,4215709029</text:p>
          </table:table-cell>
          <table:table-cell/>
          <table:table-cell table:formula="of:=9.2*10^-6" office:value-type="float" office:value="0.0000092" calcext:value-type="float">
            <text:p>9,2E-06</text:p>
          </table:table-cell>
          <table:table-cell table:style-name="ce2" table:formula="of:=1.5*10^-6" office:value-type="float" office:value="0.0000015" calcext:value-type="float">
            <text:p>1,5E-0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1+1*0.1" office:value-type="float" office:value="1.1" calcext:value-type="float">
            <text:p>1,1</text:p>
          </table:table-cell>
          <table:table-cell table:style-name="ce2" table:formula="of:=0.5*(120*10^-6)*([.I27]/[.J27])*([.K27]-[.L27])^2" office:value-type="float" office:value="0.00029808" calcext:value-type="float">
            <text:p>0,00029808</text:p>
          </table:table-cell>
          <table:table-cell table:style-name="ce2" office:value-type="string" calcext:value-type="string">
            <text:p>31.977109µA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table:formula="of:=2.257317*10^-3" office:value-type="float" office:value="0.002257317" calcext:value-type="float">
            <text:p>0,002257317</text:p>
          </table:table-cell>
          <table:table-cell table:style-name="ce4" table:formula="of:=2.2743258*10^-3" office:value-type="float" office:value="0.0022743258" calcext:value-type="float">
            <text:p>0,0022743258</text:p>
          </table:table-cell>
          <table:table-cell table:style-name="ce4" table:formula="of:=0.5" office:value-type="float" office:value="0.5" calcext:value-type="float">
            <text:p>0,5</text:p>
          </table:table-cell>
          <table:table-cell table:style-name="ce4" table:formula="of:=[.D28]-[.C28]" office:value-type="float" office:value="0.0000170088000000001" calcext:value-type="float">
            <text:p>1,70088000000001E-05</text:p>
          </table:table-cell>
          <table:table-cell table:style-name="ce4" table:formula="of:=[.E28]/[.F28]" office:value-type="float" office:value="29396.5476694416" calcext:value-type="float">
            <text:p>29396,5476694416</text:p>
          </table:table-cell>
          <table:table-cell/>
          <table:table-cell table:formula="of:=9.2*10^-6" office:value-type="float" office:value="0.0000092" calcext:value-type="float">
            <text:p>9,2E-06</text:p>
          </table:table-cell>
          <table:table-cell table:style-name="ce2" table:formula="of:=1.5*10^-6" office:value-type="float" office:value="0.0000015" calcext:value-type="float">
            <text:p>1,5E-0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1-0.1*1" office:value-type="float" office:value="0.9" calcext:value-type="float">
            <text:p>0,9</text:p>
          </table:table-cell>
          <table:table-cell table:style-name="ce2" table:formula="of:=0.5*(120*10^-6)*([.I28]/[.J28])*([.K28]-[.L28])^2" office:value-type="float" office:value="0.00044528" calcext:value-type="float">
            <text:p>0,00044528</text:p>
          </table:table-cell>
          <table:table-cell table:style-name="ce2" office:value-type="string" calcext:value-type="string">
            <text:p>4.4696761µ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0:58:15.2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0:21:13.903358811</meta:creation-date>
    <dc:date>2017-03-30T13:08:09.940000000</dc:date>
    <meta:editing-duration>PT3H37M40S</meta:editing-duration>
    <meta:editing-cycles>6</meta:editing-cycles>
    <meta:generator>LibreOffice/5.2.0.4$Windows_X86_64 LibreOffice_project/066b007f5ebcc236395c7d282ba488bca6720265</meta:generator>
    <meta:document-statistic meta:table-count="1" meta:cell-count="213" meta:object-count="0"/>
  </office:meta>
</office:document-meta>
</file>